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itle">
      <style:text-properties style:font-name="Courier New" officeooo:rsid="0019501d" officeooo:paragraph-rsid="0019501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Courier New" officeooo:rsid="0019501d" officeooo:paragraph-rsid="0019501d"/>
    </style:style>
    <style:style style:name="P3" style:family="paragraph" style:parent-style-name="Subtitle">
      <style:text-properties style:font-name="Courier New" officeooo:rsid="0019501d" officeooo:paragraph-rsid="0019501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fo:color="#000000" loext:opacity="100%" style:font-name="Courier New" fo:font-size="9pt" officeooo:rsid="0019501d" officeooo:paragraph-rsid="0019501d" style:font-size-asian="9pt" style:font-size-complex="9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Courier New" officeooo:rsid="0019501d" officeooo:paragraph-rsid="0019501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style:font-name="Courier New" officeooo:rsid="0020b4f7" officeooo:paragraph-rsid="0020b4f7"/>
    </style:style>
    <style:style style:name="T1" style:family="text">
      <style:text-properties officeooo:rsid="001c3a15"/>
    </style:style>
    <style:style style:name="T2" style:family="text">
      <style:text-properties officeooo:rsid="001f6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<text:span text:style-name="T1">e</text:span>stação mete<text:span text:style-name="T1">o</text:span>rológica</text:p>
      <text:p text:style-name="P3">Relatório 5</text:p>
      <text:p text:style-name="P2"/>
      <text:p text:style-name="P5">A programação foi inteira feita na plataforma IDE do Arduino, em linguagem C. Os dados serão obtidos e registrados no cartão SD a cada <text:span text:style-name="T2">minuto</text:span>, gerando dados bem detalhados das condições mete<text:span text:style-name="T1">o</text:span>rológicas do local. Todo o código foi comentado de forma detalhada. Há alguns aspectos que devem ser mudados como por exemplo o volume da báscula e o <text:span text:style-name="T2">diâmetro </text:span>do eixo do anemômetro.</text:p>
      <text:p text:style-name="P6">Toda a programação requer espaço inferior do que a capacidade de um Arduino Nano, mantendo a escolha inicial de microcontrolador para o projeto. </text:p>
      <text:p text:style-name="P4"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15%" fo:text-indent="1.40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4T08:44:29.811000000</meta:creation-date>
    <dc:date>2021-10-21T16:55:32.647000000</dc:date>
    <meta:editing-duration>PT4H52M34S</meta:editing-duration>
    <meta:editing-cycles>7</meta:editing-cycles>
    <meta:generator>LibreOffice/7.2.2.2$Windows_x86 LibreOffice_project/02b2acce88a210515b4a5bb2e46cbfb63fe97d56</meta:generator>
    <meta:document-statistic meta:table-count="0" meta:image-count="0" meta:object-count="0" meta:page-count="1" meta:paragraph-count="4" meta:word-count="90" meta:character-count="553" meta:non-whitespace-character-count="466"/>
  </office:meta>
</office:document-meta>
</file>